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83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fill-color="#ffffff" draw:auto-grow-height="true" fo:min-height="13.859cm"/>
    </style:style>
    <style:style style:name="pr2" style:family="presentation" style:parent-style-name="oranssi-notes">
      <style:graphic-properties draw:fill-color="#ffffff" draw:auto-grow-height="true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>
      <style:graphic-properties fo:min-height="3.506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font-family="'Nimbus Roman No9 L'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text-emphasize="none" style:font-relief="none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bold" style:font-family-asian="'HG Mincho Light J'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text-emphasize="none" style:font-relief="none"/>
    </style:style>
    <style:style style:name="T13" style:family="text"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bold" style:font-family-asian="'HG Mincho Light J'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fo:font-family="'Nimbus Roman No9 L'" style:font-family-generic="roman" style:font-pitch="variable" fo:font-size="22pt" fo:font-style="normal" fo:text-shadow="none" style:text-underline-style="none" fo:font-weight="bold" style:font-family-asian="'HG Mincho Light J'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text-style-name="P1" draw:layer="layout" svg:width="25.199cm" svg:height="13.859cm" svg:x="1.269cm" svg:y="2.279cm" presentation:class="subtitle" presentation:user-transformed="true">
          <draw:text-box>
            <text:p><text:line-break/>Software Development on Linux Systems<text:line-break/><text:line-break/>4002-XXX-XX<text:line-break/><text:line-break/>By<text:line-break/><text:line-break/>Cody Van De Mark<text:line-break/></text:p>
          </draw:text-box>
        </draw:frame>
        <draw:frame draw:style-name="gr1" draw:text-style-name="P2" draw:layer="layout" svg:width="26.035cm" svg:height="2.133cm" svg:x="1.071cm" svg:y="18.188cm">
          <draw:text-box>
            <text:p><text:span text:style-name="T1">This work is licensed under the Creative Commons Attribution-ShareAlike 3.0 Unported License. To view a copy of this license, visit </text:span><text:span text:style-name="T1"><text:a xlink:href="http://creativecommons.org/licenses/by-sa/3.0/">http://creativecommons.org/licenses/by-sa/3.0/</text:a></text:span><text:span text:style-name="T1"> or send a letter to Creative Commons, 444 Castro Street, Suite 900, Mountain View, California, 94041, USA.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oda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grating with Web Services</text:p>
                <text:p/>
              </text:list-item>
              <text:list-item>
                <text:p>Apache &amp; nginx</text:p>
                <text:p/>
              </text:list-item>
              <text:list-item>
                <text:p>Django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egrating with Web Servic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NU/Linux is the most popular platform for web services</text:p>
                <text:p/>
              </text:list-item>
              <text:list-item>
                <text:p>This is because web service support and integration is prevalent on Linux</text:p>
                <text:p/>
              </text:list-item>
              <text:list-item>
                <text:p>Similarly to the application services in the last lecture, integrating with web services on Linux is well supported</text:p>
                <text:p/>
              </text:list-item>
              <text:list-item>
                <text:p>Web service integration on Linux leverages many of same tools for application services, as well as many new on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egrating with Web Service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eb services are supported in a plethora of languages on Linux</text:p>
                <text:p/>
              </text:list-item>
              <text:list-item>
                <text:p>As web services and applications use standard languages (PHP, Python, Java, etc), all integration tools/libraries that exist for those languages can be leveraged even if they are not specific to the web</text:p>
                <text:p/>
              </text:list-item>
              <text:list-item>
                <text:p>There are many extremely well supported frameworks and server engines on Linux;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egrating with Web Services</text:p>
          </draw:text-box>
        </draw:frame>
        <draw:frame presentation:style-name="pr6" draw:layer="layout" svg:width="25.199cm" svg:height="15.361cm" svg:x="1.4cm" svg:y="4.914cm" presentation:class="outline" presentation:user-transformed="true">
          <draw:text-box>
            <text:list text:style-name="L2">
              <text:list-item>
                <text:p>Highly Popular Frameworks for Linux:<text:line-break/><text:line-break/><text:span text:style-name="T2">Java</text:span><text:tab/><text:tab/><text:tab/><text:tab/><text:tab/><text:tab/><text:tab/><text:tab/><text:span text:style-name="T2">Python</text:span><text:span text:style-name="T2"><text:line-break/></text:span><text:span text:style-name="T3">Strut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jango</text:span><text:span text:style-name="T2"><text:line-break/></text:span><text:span text:style-name="T3">JSF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Turbogears</text:span><text:span text:style-name="T2"><text:line-break/></text:span><text:span text:style-name="T3">Spring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herryPy</text:span><text:span text:style-name="T3"><text:line-break/></text:span><text:span text:style-name="T3">Google Web Toolkit</text:span><text:span text:style-name="T3"><text:tab/></text:span><text:span text:style-name="T3"><text:tab/></text:span><text:span text:style-name="T3"><text:tab/></text:span><text:span text:style-name="T3"><text:tab/></text:span><text:span text:style-name="T3">Pylons</text:span><text:span text:style-name="T2"><text:line-break/></text:span><text:span text:style-name="T2"><text:line-break/></text:span><text:span text:style-name="T2">Rub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HP</text:span><text:span text:style-name="T2"><text:tab/></text:span><text:span text:style-name="T2"><text:line-break/></text:span><text:span text:style-name="T3">Ruby on Rails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akePHP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CodeIgniter</text:span><text:span text:style-name="T2"><text:line-break/></text:span><text:span text:style-name="T2">Flash</text:span><text:tab/><text:tab/><text:tab/><text:tab/><text:tab/><text:tab/><text:tab/><text:tab/>Symfony<text:line-break/><text:span text:style-name="T3">Adobe Flex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Zephyr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Zend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rupal (really a CMS)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egrating with Web Services</text:p>
          </draw:text-box>
        </draw:frame>
        <draw:frame presentation:style-name="pr6" draw:layer="layout" svg:width="25.199cm" svg:height="15.56cm" svg:x="1.4cm" svg:y="4.914cm" presentation:class="outline" presentation:user-transformed="true">
          <draw:text-box>
            <text:list text:style-name="L2">
              <text:list-item>
                <text:p>Due to all of the open source languages and integration tools for Linux, it has become a very popular platform </text:p>
                <text:p/>
              </text:list-item>
              <text:list-item>
                <text:p>There are large number of highly supported open source web servers available for Linux:<text:span text:style-name="T4"><text:line-break/></text:span><text:span text:style-name="T4"/></text:p>
                <text:list>
                  <text:list-item>
                    <text:p><text:span text:style-name="T5">Apache</text:span></text:p>
                  </text:list-item>
                  <text:list-item>
                    <text:p><text:span text:style-name="T5">nginx</text:span></text:p>
                  </text:list-item>
                  <text:list-item>
                    <text:p><text:span text:style-name="T5">Lighttpd</text:span></text:p>
                  </text:list-item>
                  <text:list-item>
                    <text:p><text:span text:style-name="T5">Hiawatha</text:span></text:p>
                  </text:list-item>
                  <text:list-item>
                    <text:p><text:span text:style-name="T5">Cherokee 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Integrating with Web Services</text:p>
          </draw:text-box>
        </draw:frame>
        <draw:frame presentation:style-name="pr6" draw:layer="layout" svg:width="25.199cm" svg:height="14.556cm" svg:x="1.4cm" svg:y="4.914cm" presentation:class="outline" presentation:user-transformed="true">
          <draw:text-box>
            <text:list text:style-name="L2">
              <text:list-item>
                <text:p>You very often will hear about LAMP:<text:line-break/><text:line-break/>LAMP<text:tab/><text:tab/>-<text:tab/>Linux, Apache, MySQL and PHP/Python/Perl</text:p>
                <text:p/>
              </text:list-item>
              <text:list-item>
                <text:p>There are many similar setups available and commonly used<text:line-break/>Replacements:<text:line-break/><text:line-break/><text:span text:style-name="T6">A</text:span><text:span text:style-name="T7">pache</text:span><text:span text:style-name="T7"><text:tab/></text:span><text:span text:style-name="T7">-</text:span><text:span text:style-name="T7"><text:tab/></text:span><text:span text:style-name="T7">nginx, Lighttpd, Hiawatha, Cherokee </text:span><text:span text:style-name="T7"><text:line-break/></text:span><text:span text:style-name="T6">M</text:span><text:span text:style-name="T7">ySQL</text:span><text:span text:style-name="T7"><text:tab/></text:span><text:span text:style-name="T7">-</text:span><text:span text:style-name="T7"><text:tab/></text:span><text:span text:style-name="T7">Postgresql, SQLite, CouchDB</text:span><text:span text:style-name="T7"><text:line-break/></text:span><text:span text:style-name="T6">P</text:span><text:span text:style-name="T7">HP</text:span><text:span text:style-name="T7"><text:tab/></text:span><text:span text:style-name="T7"><text:tab/></text:span><text:span text:style-name="T7">-</text:span><text:span text:style-name="T7"><text:tab/></text:span><text:span text:style-name="T7">Python, Perl, Ruby, Java</text:span><text:span text:style-name="T7"><text:line-break/></text:span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pache &amp; nginx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f the many web servers available for Linux, Apache and nginx have the greatest momentum </text:p>
                <text:p/>
              </text:list-item>
              <text:list-item>
                <text:p><text:s/>Apache and nginx are currently the two most popular web servers</text:p>
                <text:p/>
              </text:list-item>
              <text:list-item>
                <text:p>Apache itself is the most popularly used and mentioned web server</text:p>
                <text:p/>
              </text:list-item>
              <text:list-item>
                <text:p>nginx is quickly rising as another open source web server, but it is still very new (2004) compared to Apache (1995)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pache &amp; nginx</text:p>
          </draw:text-box>
        </draw:frame>
        <draw:frame presentation:style-name="pr6" draw:layer="layout" svg:width="25.199cm" svg:height="15.917cm" svg:x="1.4cm" svg:y="4.914cm" presentation:class="outline" presentation:user-transformed="true">
          <draw:text-box>
            <text:list text:style-name="L2">
              <text:list-item>
                <text:p>Both Apache and nginx are strongly supported on Linux, with most packages available for both server</text:p>
                <text:p/>
              </text:list-item>
              <text:list-item>
                <text:p>Apache likely has more support overall as it has been around longer, but nginx is mature and mostly has equivalent support</text:p>
                <text:p/>
              </text:list-item>
              <text:list-item>
                <text:p>nginx is an event driven server, while Apache is thread/process driven:<text:line-break/><text:line-break/><text:span text:style-name="T8">Thread/Process Driven</text:span><text:span text:style-name="T8"><text:tab/></text:span><text:span text:style-name="T8">-</text:span><text:span text:style-name="T8"><text:tab/></text:span><text:span text:style-name="T8">Individual threads for each connection</text:span><text:span text:style-name="T8"><text:line-break/></text:span><text:span text:style-name="T8">Event Driven</text:span><text:span text:style-name="T8"><text:tab/></text:span><text:span text:style-name="T8"><text:tab/></text:span><text:span text:style-name="T8"><text:tab/></text:span><text:span text:style-name="T8">-</text:span><text:span text:style-name="T8"><text:tab/></text:span><text:span text:style-name="T8">Event fires an action instead of continually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checking to see if action occurred </text:span><text:span text:style-name="T8"><text:line-break/></text:span><text:span text:style-name="T8"><text:line-break/></text:span><text:span text:style-name="T8">*Note: Events and Threads are not mutually exclusiv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4.217cm" svg:x="1.4cm" svg:y="4.914cm" presentation:class="outline" presentation:user-transformed="true">
          <draw:text-box>
            <text:list text:style-name="L2">
              <text:list-item>
                <text:p>In lab, you will be working with Apache</text:p>
                <text:p/>
              </text:list-item>
              <text:list-item>
                <text:p>Apache is configured using several configuration files</text:p>
                <text:p/>
              </text:list-item>
              <text:list-item>
                <text:p>Here are some of the main configuration files in Apache<text:line-break/><text:line-break/><text:span text:style-name="T5">apache2.conf</text:span><text:span text:style-name="T5"><text:tab/></text:span><text:span text:style-name="T5">-</text:span><text:span text:style-name="T5"><text:tab/></text:span><text:span text:style-name="T5">Top level Apache file, contains global settings</text:span><text:span text:style-name="T5"><text:line-break/></text:span><text:span text:style-name="T5"><text:line-break/></text:span><text:span text:style-name="T5">httpd.conf</text:span><text:span text:style-name="T5"><text:tab/></text:span><text:span text:style-name="T5"><text:tab/></text:span><text:span text:style-name="T5">-</text:span><text:span text:style-name="T5"><text:tab/></text:span><text:span text:style-name="T5">Main Apache file, contains user specific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onfiguration options</text:span><text:span text:style-name="T5"><text:line-break/></text:span><text:span text:style-name="T5"><text:line-break/></text:span><text:span text:style-name="T5">ports.conf</text:span><text:span text:style-name="T5"><text:tab/></text:span><text:span text:style-name="T5"><text:tab/></text:span><text:span text:style-name="T5">-</text:span><text:span text:style-name="T5"><text:tab/></text:span><text:span text:style-name="T5">Configure which ports Apache is listening on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4.789cm" svg:x="1.4cm" svg:y="4.914cm" presentation:class="outline" presentation:user-transformed="true">
          <draw:text-box>
            <text:list text:style-name="L2">
              <text:list-item>
                <text:p>Apache stores website configurations in a folder called sites-available:<text:line-break/><text:line-break/>/etc/apache2/sites-available</text:p>
              </text:list-item>
              <text:list-item>
                <text:p>This folder houses configuration files for each website and their settings</text:p>
                <text:p/>
              </text:list-item>
              <text:list-item>
                <text:p>The configuration files point to a folder where each website resides</text:p>
                <text:p/>
              </text:list-item>
              <text:list-item>
                <text:p>These folders usually contain an index.html file and all of the site pages, css, javascript, images, etc<text:line-break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By default, the sites-available folder has a file called default, which is a page you can use to test Apache</text:p>
                <text:p/>
              </text:list-item>
              <text:list-item>
                <text:p>This gives you a starting point for making your own configuration file as it can be referenced for commands and syntax</text:p>
                <text:p/>
              </text:list-item>
              <text:list-item>
                <text:p>The default file points to a pre-made Apache directory that contains the testing pag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ce you have a site configured, you can enable it with the command <text:span text:style-name="T9">a2ensite</text:span></text:p>
                <text:p><text:span text:style-name="T9"/></text:p>
              </text:list-item>
              <text:list-item>
                <text:p><text:span text:style-name="T7">This command stands for “Apache2 Enable Site”</text:span></text:p>
                <text:p><text:span text:style-name="T7"/></text:p>
              </text:list-item>
              <text:list-item>
                <text:p><text:span text:style-name="T7">Once a site is enable, a duplicate of the configuration file from the sites-available folder is made in the folder </text:span><text:span text:style-name="T9">sites-enabled</text:span><text:span text:style-name="T9"><text:line-break/></text:span><text:span text:style-name="T9"><text:line-break/></text:span><text:span text:style-name="T7">/etc/apache2/sites-enabled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4.346cm" svg:x="1.4cm" svg:y="4.914cm" presentation:class="outline" presentation:user-transformed="true">
          <draw:text-box>
            <text:list text:style-name="L2">
              <text:list-item>
                <text:p>Sites are disabled with the command <text:span text:style-name="T9">a2dissite</text:span><text:span text:style-name="T7"> which stands for “Apache2 Disable Site”</text:span></text:p>
                <text:p><text:span text:style-name="T7"/></text:p>
              </text:list-item>
              <text:list-item>
                <text:p><text:span text:style-name="T7">When this command is run, the configuration file is removed from the sites-enabled folder, and will only reside in sites-available</text:span></text:p>
                <text:p><text:span text:style-name="T7"/></text:p>
              </text:list-item>
              <text:list-item>
                <text:p><text:span text:style-name="T7">If a site is enabled, you may connect to it with the address given in the configuration file</text:span></text:p>
                <text:p><text:span text:style-name="T7"/></text:p>
              </text:list-item>
              <text:list-item>
                <text:p><text:span text:style-name="T7">When connecting from the local machine, the address is given as http://localhos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4.289cm" svg:x="1.4cm" svg:y="4.914cm" presentation:class="outline" presentation:user-transformed="true">
          <draw:text-box>
            <text:list text:style-name="L2">
              <text:list-item>
                <text:p>At this point, Apache can run, but it will not allow HTTPS connections yet</text:p>
                <text:p/>
              </text:list-item>
              <text:list-item>
                <text:p>To enable a secure connection, you first need a security certificate</text:p>
                <text:p/>
              </text:list-item>
              <text:list-item>
                <text:p>Generating a certificate is done in three steps: <text:line-break/><text:line-break/>1) Generate RSA Key<text:line-break/>2) Generate Certificate Signing Request (CSR)<text:line-break/>3) Generate Privacy Enhanced Mail Certificate (PEM)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ating an RSA key is done with openssl using the genrsa flag<text:line-break/><text:line-break/><text:span text:style-name="T10">openssl genrsa -des3 -out mySite.key 2048</text:span><text:span text:style-name="T10"><text:line-break/></text:span><text:span text:style-name="T10"/></text:p>
              </text:list-item>
              <text:list-item>
                <text:p>Once you have the RSA key, you can generate the certificate signing request using openssl and the req flag<text:line-break/><text:line-break/><text:span text:style-name="T10">openssl req -new -key mySite.key <text:s/>-out <text:s/>mySite.csr</text:span><text:span text:style-name="T11"> </text:span><text:span text:style-name="T11"><text:line-break/></text:span><text:span text:style-name="T11"/></text:p>
              </text:list-item>
              <text:list-item>
                <text:p>Finally, you can make the certificate with openssl and the x509 flag<text:line-break/><text:span text:style-name="T12"><text:line-break/></text:span><text:span text:style-name="T10">openssl x509 -req -days 365 -in mySite.csr -signkey mySite.key -out mySite.pem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fter you have generated the certificate, it can be moved into <text:line-break/><text:line-break/>/etc/ssl/certs/<text:line-break/></text:p>
              </text:list-item>
              <text:list-item>
                <text:p>This is a folder designed to hold all of your certificates<text:line-break/></text:p>
              </text:list-item>
              <text:list-item>
                <text:p>You will also need to move the RSA key to <text:line-break/><text:line-break/>/etc/ssl/private<text:line-break/></text:p>
              </text:list-item>
              <text:list-item>
                <text:p>This folder is intended to hold your private key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ache will automatically reference certificates and keys in /etc/ssl/certs and /etc/ssl/private</text:p>
                <text:p/>
              </text:list-item>
              <text:list-item>
                <text:p>To enable Apache to do this, you need to use the command <text:line-break/><text:span text:style-name="T9">a2enmod <text:s text:c="2"/>ssl</text:span><text:span text:style-name="T9"><text:line-break/></text:span><text:span text:style-name="T9"/></text:p>
              </text:list-item>
              <text:list-item>
                <text:p><text:span text:style-name="T7">A2enmod stands for “Apache2 Enable Module”</text:span></text:p>
                <text:p><text:span text:style-name="T7"/></text:p>
              </text:list-item>
              <text:list-item>
                <text:p><text:span text:style-name="T7">This will enable Apache to use SSL certificates and key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3">Once the SSL module has been enabled, you will find a default HTTPS configuration file in sites-available called </text:span><text:span text:style-name="T14">default-ssl</text:span></text:p>
                <text:p><text:span text:style-name="T14"/></text:p>
              </text:list-item>
              <text:list-item>
                <text:p><text:span text:style-name="T13">If you open the file, you will find that it references Apache's own test key and certificate called:</text:span><text:span text:style-name="T13"><text:line-break/></text:span><text:span text:style-name="T13"><text:line-break/></text:span><text:span text:style-name="T13">ssl-cert-snakeoil.pem</text:span><text:span text:style-name="T13"><text:line-break/></text:span><text:span text:style-name="T13">ssl-cert-snakeoil.key </text:span></text:p>
                <text:p><text:span text:style-name="T13"/></text:p>
              </text:list-item>
              <text:list-item>
                <text:p><text:span text:style-name="T13">This serves as a testing and reference configuration file for SSL enabled site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1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you make your own SSL site configuration files, you need to use your own key and certificate in configuration file</text:p>
                <text:p/>
              </text:list-item>
              <text:list-item>
                <text:p>If you were working with a certificate authority to make the SSL site a legitimate site, you would give your certificate them to validate</text:p>
                <text:p/>
              </text:list-item>
              <text:list-item>
                <text:p>After you finish your SSL site configuration file, you can enable the site as normal using <text:span text:style-name="T9">a2ensite</text:span></text:p>
                <text:p><text:span text:style-name="T9"/></text:p>
              </text:list-item>
              <text:list-item>
                <text:p><text:span text:style-name="T7">This time, however, you need to restart Apache to load the SSL mod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en Apache restarts, you will be able to connect to your site page using an HTTPS connection</text:p>
                <text:p/>
              </text:list-item>
              <text:list-item>
                <text:p>Your browser will give you an untrusted connection error if you have not given the certificate to a valid certificate authority</text:p>
                <text:p/>
              </text:list-item>
              <text:list-item>
                <text:p>The browser will not have any way of validating the certificate unless it can connect to a certificate authority</text:p>
                <text:p/>
              </text:list-item>
              <text:list-item>
                <text:p>You may add the certificate to the browser to see your pag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Apache</text:p>
          </draw:text-box>
        </draw:frame>
        <draw:frame presentation:style-name="pr6" draw:layer="layout" svg:width="25.199cm" svg:height="14.265cm" svg:x="1.4cm" svg:y="4.914cm" presentation:class="outline" presentation:user-transformed="true">
          <draw:text-box>
            <text:list text:style-name="L2">
              <text:list-item>
                <text:p>You will occasionally see sites that do not use a valid CA and thus their certificate gives an untrusted connection error</text:p>
                <text:p/>
              </text:list-item>
              <text:list-item>
                <text:p>Many times companies do this on their internal network, where the site is not outside facing</text:p>
                <text:p/>
              </text:list-item>
              <text:list-item>
                <text:p>In these instances, they are acting as their own certificate authority and validating the certificate on their own network</text:p>
                <text:p/>
              </text:list-item>
              <text:list-item>
                <text:p>The browser will still not show a legitimate connection as there are no certificate authorities validating the certificat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pache is a web server and it controls web connections</text:p>
                <text:p/>
              </text:list-item>
              <text:list-item>
                <text:p>Apache will use the configuration files to use specific folders containing web site files, but it is only hosting static pages</text:p>
                <text:p/>
              </text:list-item>
              <text:list-item>
                <text:p>Apache itself does not generate dynamic pages/content that many sites use</text:p>
                <text:p/>
              </text:list-item>
              <text:list-item>
                <text:p>Instead, this requires software able to generate dynamic conten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ynamic content is generated one of two ways:</text:p>
                <text:list>
                  <text:list-item>
                    <text:p><text:span text:style-name="T8">Using custom code/engine</text:span></text:p>
                  </text:list-item>
                  <text:list-item>
                    <text:p><text:span text:style-name="T8">Using a framework</text:span></text:p>
                  </text:list-item>
                </text:list>
                <text:p/>
              </text:list-item>
              <text:list-item>
                <text:p>Using a framework has more overhead than custom code, but it is much easier and tends to have better security measures in place</text:p>
                <text:p/>
              </text:list-item>
              <text:list-item>
                <text:p>Many of the more popular frameworks are scalable and have existing code to integrate with many different open source technologi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 Lab, you will be looking at Django, a popular Python framework</text:p>
                <text:p/>
              </text:list-item>
              <text:list-item>
                <text:p>Django is a model-view-controller (MVC) framework that is designed for ease of use, security and scalability </text:p>
                <text:p/>
              </text:list-item>
              <text:list-item>
                <text:p>Django includes many development tools, such as :<text:line-break/><text:line-break/>-validation system <text:tab/><text:tab/><text:tab/><text:tab/><text:tab/>-caching<text:line-break/>-serialization<text:tab/> <text:tab/><text:tab/><text:tab/><text:tab/><text:tab/><text:tab/>-middleware support -internationalization <text:tab/><text:tab/><text:tab/><text:tab/><text:tab/>-templates <text:line-break/>-unit-test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jango can work with many open source technologies</text:p>
                <text:p/>
              </text:list-item>
              <text:list-item>
                <text:p>Django has support for various web servers, common gateway interfaces, databases and modules</text:p>
                <text:p/>
              </text:list-item>
              <text:list-item>
                <text:p>One of the nice features Django has, is that development can be done on its own and tested against Django's internal development-only server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jango's internal development-only server can not be used for hosting live pages, as it is not secure and not designed for performance</text:p>
                <text:p/>
              </text:list-item>
              <text:list-item>
                <text:p>The internal development server allows you to thoroughly test pages as if they were live before deploying to a web server</text:p>
                <text:p/>
              </text:list-item>
              <text:list-item>
                <text:p>This allows you to do web development and testing before building a server environment or deploying to an existing environment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e are using Django in lab because:</text:p>
                <text:list>
                  <text:list-item>
                    <text:p><text:span text:style-name="T8">It is one of the easiest frameworks to use, </text:span></text:p>
                  </text:list-item>
                  <text:list-item>
                    <text:p><text:span text:style-name="T8">It is very secure</text:span></text:p>
                  </text:list-item>
                  <text:list-item>
                    <text:p><text:span text:style-name="T8">It is one of the fastest </text:span></text:p>
                  </text:list-item>
                  <text:list-item>
                    <text:p><text:span text:style-name="T8">It illustrates how well open source technologies integrate together</text:span><text:span text:style-name="T8"><text:line-break/></text:span><text:span text:style-name="T8"/></text:p>
                  </text:list-item>
                </text:list>
              </text:list-item>
              <text:list-item>
                <text:p>Django has tremendous integration support for many technologies out of the box</text:p>
                <text:p/>
              </text:list-item>
              <text:list-item>
                <text:p>In lab, you will look at integrating Django with MySQL 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 first step in setting up Django, is to choose your database</text:p>
                <text:p/>
              </text:list-item>
              <text:list-item>
                <text:p>In the database, you need to create a user for Django to use and create a database named “Django” <text:line-break/><text:line-break/>*Note: your database user must have access to the Django table<text:line-break/></text:p>
              </text:list-item>
              <text:list-item>
                <text:p>Django will use this database to store all of its data and user data<text:line-break/><text:line-break/>*Note: The database does not necessarily need to be a relational <text:tab/><text:tab/>database; Many NoSQL databases are supported as well<text:line-break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2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ce the database has been configured, you need to create a folder to house your Django project</text:p>
                <text:p/>
              </text:list-item>
              <text:list-item>
                <text:p>Inside of that folder, you can initiate Django with <text:line-break/><text:line-break/><text:span text:style-name="T5">django-admin <text:s/>startproject <text:s/>myProjectName</text:span><text:line-break/></text:p>
              </text:list-item>
              <text:list-item>
                <text:p>This will create a directory called myProjectName filled with Django configuration files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 the new folder, there will be be a file called settings.py </text:p>
                <text:p/>
              </text:list-item>
              <text:list-item>
                <text:p>This is a global setting configuration file for your Django project</text:p>
                <text:p/>
              </text:list-item>
              <text:list-item>
                <text:p>In the file there is an 'ENGINE' variable set to django.db.backends.</text:p>
                <text:p/>
              </text:list-item>
              <text:list-item>
                <text:p>You can interact with many databases by tacking on the name of the database to the end of the variable<text:line-break/><text:line-break/>Example: django.db.backends.mysql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5.202cm" svg:x="1.4cm" svg:y="4.914cm" presentation:class="outline" presentation:user-transformed="true">
          <draw:text-box>
            <text:list text:style-name="L2">
              <text:list-item>
                <text:p>Below the engine line are variables for the database name, database username and database user password<text:line-break/></text:p>
              </text:list-item>
              <text:list-item>
                <text:p>Once these have been filled in and the file has been saved, Django can setup the database using the manage script in the same folder<text:line-break/><text:span text:style-name="T8"><text:line-break/></text:span><text:span text:style-name="T5">./manage.py <text:s/>syncdb</text:span><text:span text:style-name="T9"><text:line-break/></text:span><text:span text:style-name="T9"/></text:p>
              </text:list-item>
              <text:list-item>
                <text:p>Once the database is setup, you can test Django using Django's internal development server<text:line-break/><text:span text:style-name="T8"><text:line-break/></text:span><text:span text:style-name="T5">./manage.py <text:s/>runserver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2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Once the development server is running, you should be able to connect to it on your local machine on port 8000</text:p>
                <text:p/>
              </text:list-item>
              <text:list-item>
                <text:p>If you go to <text:a xlink:href="https://127.0.0.1:8000/">https://127.0.0.1:8000</text:a> in a web browser, a web page should load saying “It Worked”</text:p>
                <text:p/>
              </text:list-item>
              <text:list-item>
                <text:p>After Django is configured, you can start creating apps with <text:line-break/><text:line-break/><text:span text:style-name="T5">./manage.py <text:s/>startapp <text:s/>myAppName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3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fter startapp has been run, there will be a folder called myAppName that is full of application configuration files</text:p>
                <text:p/>
              </text:list-item>
              <text:list-item>
                <text:p>After the app has been made, you can open the settings.py file again and find the INSTALLED_APPS variable;<text:line-break/><text:line-break/>At the end of the variable you can add your new application name<text:line-break/><text:line-break/>'myAppName'</text:p>
                <text:p/>
              </text:list-item>
              <text:list-item>
                <text:p>This allows Django to know which apps you want to be running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4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In Django, content is generated dynamically</text:p>
                <text:p/>
              </text:list-item>
              <text:list-item>
                <text:p>When a request is made, Django calls a function to generate the page you want them to have based on their specific data </text:p>
                <text:p/>
              </text:list-item>
              <text:list-item>
                <text:p>You will notice in the main Django folder, there is a file called “urls.py” </text:p>
                <text:p/>
              </text:list-item>
              <text:list-item>
                <text:p>This file directs all urls to the functions you want them to call based on regular expressions (regex)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5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You will also find that there is a urls.py file inside of the app folder</text:p>
                <text:p/>
              </text:list-item>
              <text:list-item>
                <text:p>This is because the first urls.py is Django's global level url management;<text:line-break/><text:line-break/>This file determines which app to call based on the url</text:p>
                <text:p/>
              </text:list-item>
              <text:list-item>
                <text:p>After the app is called, the app takes the url into its own urls.py file to determine which page to generat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6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5.918cm" svg:x="1.4cm" svg:y="4.914cm" presentation:class="outline" presentation:user-transformed="true">
          <draw:text-box>
            <text:list text:style-name="L2">
              <text:list-item>
                <text:p>An example of the global level urls regex<text:line-break/><text:line-break/><text:span text:style-name="T5"> <text:s/>url(r'^social/', include('socialNetwork.urls'))</text:span><text:line-break/><text:line-break/>This line would take any urls that begin with “social” after the address and call the application called “socialNetwork” <text:line-break/></text:p>
              </text:list-item>
              <text:list-item>
                <text:p>An example of the application level urls regex<text:line-break/><text:line-break/><text:span text:style-name="T15">(r'^login/$', <text:s/>'createLoginPage')</text:span><text:span text:style-name="T14"><text:line-break/></text:span><text:span text:style-name="T14"><text:line-break/></text:span><text:span text:style-name="T13">This line would take any urls that end in “login/” and call the function createLoginPage to generate the page</text:span><text:line-break/><text:line-break/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7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hese functions that generate pages are in the file <text:span text:style-name="T9">views.py</text:span></text:p>
                <text:p><text:span text:style-name="T9"/></text:p>
              </text:list-item>
              <text:list-item>
                <text:p><text:span text:style-name="T7">The views.py file contains functions for each urls call in order to generate any data necessary</text:span></text:p>
                <text:p><text:span text:style-name="T7"/></text:p>
              </text:list-item>
              <text:list-item>
                <text:p><text:span text:style-name="T7">Most of the time pages are generated using html pages that have been created at templates</text:span></text:p>
                <text:p><text:span text:style-name="T7"/></text:p>
              </text:list-item>
              <text:list-item>
                <text:p><text:span text:style-name="T7">The views function can call these templates and fill in any customized data the page needs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8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emplate html pages can be written like normal html pages, but can contain variables and evaluation statements that Django can alter</text:p>
                <text:p/>
              </text:list-item>
              <text:list-item>
                <text:p>Variables in Django html pages are made with<text:line-break/><text:line-break/><text:span text:style-name="T5">{{ variableName <text:s/>}}</text:span><text:span text:style-name="T5"><text:line-break/></text:span><text:span text:style-name="T5"/></text:p>
              </text:list-item>
              <text:list-item>
                <text:p><text:span text:style-name="T7">Django can then grab that variable name in a function and alter it to the value it desires in proper html format</text:span>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39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milarly, Django can use evaluation statements in html pages</text:p>
                <text:p/>
              </text:list-item>
              <text:list-item>
                <text:p>Evaluation statements are done with<text:line-break/><text:line-break/><text:span text:style-name="T5">{% for v in variableName %}</text:span><text:span text:style-name="T5"><text:line-break/></text:span><text:span text:style-name="T5"><text:line-break/></text:span><text:span text:style-name="T5">{% endfor <text:s/>%}</text:span><text:span text:style-name="T5"><text:line-break/></text:span><text:span text:style-name="T5"/></text:p>
              </text:list-item>
              <text:list-item>
                <text:p><text:s/>This allows html and variables in between the statements to be generated as needed by the loop;<text:line-break/><text:line-break/>Django allows many different types of evaluation to be done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0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5" draw:layer="layout" svg:width="25.199cm" svg:height="3.506cm" svg:x="1.4cm" svg:y="0.837cm" presentation:class="title">
          <draw:text-box>
            <text:p>Django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ith the powerful features Django offers and its strong integration with open source, dynamic web pages can be made quickly</text:p>
                <text:p/>
              </text:list-item>
              <text:list-item>
                <text:p>Django easily integrates with many open source technologies with little configuration or extras to install</text:p>
                <text:p/>
              </text:list-item>
              <text:list-item>
                <text:p>As Django itself is open source, new developments and integration libraries are being made often</text:p>
              </text:list-item>
            </text:list>
          </draw:text-box>
        </draw:frame>
        <presentation:notes draw:style-name="dp2">
          <draw:page-thumbnail draw:style-name="gr2" draw:layer="layout" svg:width="15.273cm" svg:height="10.475cm" svg:x="3.157cm" svg:y="2.123cm" draw:page-number="41" presentation:class="page"/>
          <draw:frame presentation:style-name="pr7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4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n </meta:initial-creator>
    <meta:creation-date>2012-02-16T00:33:51</meta:creation-date>
    <meta:editing-duration>P2DT22H36M39S</meta:editing-duration>
    <meta:editing-cycles>211</meta:editing-cycles>
    <dc:date>2012-02-29T00:23:38</dc:date>
    <dc:creator>Ren </dc:creator>
    <meta:generator>LibreOffice/3.3$Unix LibreOffice_project/330m19$Build-401</meta:generator>
    <meta:document-statistic meta:object-count="197"/>
  </office:meta>
</office:document-meta>
</file>